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c102" officeooo:paragraph-rsid="0019c1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umé des recherches : méthodes très intéressante permettant de détecter des incertitudes (d’un gps par exemple, ou de capteurs). Cependant, des incertitudes sont nécessaires : il faudrait en « inventer » selon le jeu de données. Ca ne paraît pas possible : problèmes lors de fortes p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0:34:17.100000000</meta:creation-date>
    <meta:generator>LibreOffice/6.0.7.3$Windows_X86_64 LibreOffice_project/dc89aa7a9eabfd848af146d5086077aeed2ae4a5</meta:generator>
    <dc:date>2020-03-31T11:45:09.469000000</dc:date>
    <meta:editing-duration>PT1M2S</meta:editing-duration>
    <meta:editing-cycles>1</meta:editing-cycles>
    <meta:document-statistic meta:table-count="0" meta:image-count="0" meta:object-count="0" meta:page-count="1" meta:paragraph-count="1" meta:word-count="47" meta:character-count="291" meta:non-whitespace-character-count="245"/>
  </office:meta>
</office:document-meta>
</file>